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###########################</text:p>
      <text:p text:style-name="Standard">## Java</text:p>
      <text:p text:style-name="Standard">##############################</text:p>
      <text:p text:style-name="Standard">.mtj.tmp/</text:p>
      <text:p text:style-name="Standard">*.class</text:p>
      <text:p text:style-name="Standard">*.jar</text:p>
      <text:p text:style-name="Standard">*.war</text:p>
      <text:p text:style-name="Standard">*.ear</text:p>
      <text:p text:style-name="Standard">*.nar</text:p>
      <text:p text:style-name="Standard">hs_err_pid*</text:p>
      <text:p text:style-name="Standard"/>
      <text:p text:style-name="Standard">##############################</text:p>
      <text:p text:style-name="Standard">## Maven</text:p>
      <text:p text:style-name="Standard">##############################</text:p>
      <text:p text:style-name="Standard">target/</text:p>
      <text:p text:style-name="Standard">pom.xml.tag</text:p>
      <text:p text:style-name="Standard">pom.xml.releaseBackup</text:p>
      <text:p text:style-name="Standard">pom.xml.versionsBackup</text:p>
      <text:p text:style-name="Standard">pom.xml.next</text:p>
      <text:p text:style-name="Standard">pom.xml.bak</text:p>
      <text:p text:style-name="Standard">release.properties</text:p>
      <text:p text:style-name="Standard">dependency-reduced-pom.xml</text:p>
      <text:p text:style-name="Standard">buildNumber.properties</text:p>
      <text:p text:style-name="Standard">.mvn/timing.properties</text:p>
      <text:p text:style-name="Standard">.mvn/wrapper/maven-wrapper.jar</text:p>
      <text:p text:style-name="Standard"/>
      <text:p text:style-name="Standard">##############################</text:p>
      <text:p text:style-name="Standard">## Gradle</text:p>
      <text:p text:style-name="Standard">##############################</text:p>
      <text:p text:style-name="Standard">bin/</text:p>
      <text:p text:style-name="Standard">build/</text:p>
      <text:p text:style-name="Standard">.gradle</text:p>
      <text:p text:style-name="Standard">.gradletasknamecache</text:p>
      <text:p text:style-name="Standard">gradle-app.setting</text:p>
      <text:p text:style-name="Standard">!gradle-wrapper.jar</text:p>
      <text:p text:style-name="Standard"/>
      <text:p text:style-name="Standard">##############################</text:p>
      <text:p text:style-name="Standard">## IntelliJ</text:p>
      <text:p text:style-name="Standard">##############################</text:p>
      <text:p text:style-name="Standard">out/</text:p>
      <text:p text:style-name="Standard">.idea/</text:p>
      <text:p text:style-name="Standard">.idea_modules/</text:p>
      <text:p text:style-name="Standard">*.iml</text:p>
      <text:p text:style-name="Standard">*.ipr</text:p>
      <text:p text:style-name="Standard">*.iws</text:p>
      <text:p text:style-name="Standard"/>
      <text:p text:style-name="Standard">##############################</text:p>
      <text:p text:style-name="Standard">## Eclipse</text:p>
      <text:p text:style-name="Standard">##############################</text:p>
      <text:p text:style-name="Standard">.settings/</text:p>
      <text:p text:style-name="Standard">bin/</text:p>
      <text:p text:style-name="Standard">tmp/</text:p>
      <text:p text:style-name="Standard"><text:soft-page-break/>.metadata</text:p>
      <text:p text:style-name="Standard">.classpath</text:p>
      <text:p text:style-name="Standard">.project</text:p>
      <text:p text:style-name="Standard">*.tmp</text:p>
      <text:p text:style-name="Standard">*.bak</text:p>
      <text:p text:style-name="Standard">*.swp</text:p>
      <text:p text:style-name="Standard">*~.nib</text:p>
      <text:p text:style-name="Standard">local.properties</text:p>
      <text:p text:style-name="Standard">.loadpath</text:p>
      <text:p text:style-name="Standard">.factorypath</text:p>
      <text:p text:style-name="Standard"/>
      <text:p text:style-name="Standard">##############################</text:p>
      <text:p text:style-name="Standard">## NetBeans</text:p>
      <text:p text:style-name="Standard">##############################</text:p>
      <text:p text:style-name="Standard">nbproject/private/</text:p>
      <text:p text:style-name="Standard">build/</text:p>
      <text:p text:style-name="Standard">nbbuild/</text:p>
      <text:p text:style-name="Standard">dist/</text:p>
      <text:p text:style-name="Standard">nbdist/</text:p>
      <text:p text:style-name="Standard">nbactions.xml</text:p>
      <text:p text:style-name="Standard">nb-configuration.xml</text:p>
      <text:p text:style-name="Standard"/>
      <text:p text:style-name="Standard">##############################</text:p>
      <text:p text:style-name="Standard">## Visual Studio Code</text:p>
      <text:p text:style-name="Standard">##############################</text:p>
      <text:p text:style-name="Standard">.vscode/</text:p>
      <text:p text:style-name="Standard">.code-workspace</text:p>
      <text:p text:style-name="Standard"/>
      <text:p text:style-name="Standard">##############################</text:p>
      <text:p text:style-name="Standard">## OS X</text:p>
      <text:p text:style-name="Standard">##############################</text:p>
      <text:p text:style-name="Standard">.DS_Sto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1:39:38.731387155</meta:creation-date>
    <dc:date>2024-10-21T11:40:08.533012043</dc:date>
    <meta:editing-duration>PT31S</meta:editing-duration>
    <meta:editing-cycles>1</meta:editing-cycles>
    <meta:document-statistic meta:table-count="0" meta:image-count="0" meta:object-count="0" meta:page-count="2" meta:paragraph-count="77" meta:word-count="88" meta:character-count="1138" meta:non-whitespace-character-count="1127"/>
    <meta:generator>LibreOffice/7.3.7.2$Linux_X86_64 LibreOffice_project/30$Build-2</meta:generator>
  </office:meta>
</office:document-meta>
</file>